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宿の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予約日</text:p>
          </table:table-cell>
          <table:table-cell office:value-type="string" calcext:value-type="string">
            <text:p>r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_sub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style-name="Default" table:number-columns-repeated="6"/>
          <table:table-cell table:number-columns-repeated="7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7:19:29.6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8T17:42:41.091000000</dc:date>
    <meta:editing-duration>PT46M31S</meta:editing-duration>
    <meta:editing-cycles>5</meta:editing-cycles>
    <meta:generator>LibreOffice/7.2.5.2$Windows_X86_64 LibreOffice_project/499f9727c189e6ef3471021d6132d4c694f357e5</meta:generator>
    <meta:document-statistic meta:table-count="4" meta:cell-count="204" meta:object-count="0"/>
  </office:meta>
</office:document-meta>
</file>